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188.45pt"/>
    </style:style>
    <style:style style:name="co4" style:family="table-column">
      <style:table-column-properties fo:break-before="auto" style:column-width="121.21pt"/>
    </style:style>
    <style:style style:name="co5" style:family="table-column">
      <style:table-column-properties fo:break-before="auto" style:column-width="121.55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255.4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3333ff" style:text-align-source="fix" style:repeat-content="false" fo:border-left="1.76pt solid #000000" fo:border-right="0.51pt solid #000000" style:shadow="none" fo:border-top="1.76pt solid #000000"/>
      <style:paragraph-properties fo:text-align="center" fo:margin-left="0pt"/>
      <style:text-properties fo:color="#ffff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1.76pt solid #000000" fo:background-color="#3333ff" style:text-align-source="fix" style:repeat-content="false" fo:border-left="0.51pt solid #000000" fo:border-right="0.51pt solid #000000" style:shadow="none" fo:border-top="1.76pt solid #000000"/>
      <style:paragraph-properties fo:text-align="center" fo:margin-left="0pt"/>
      <style:text-properties fo:color="#ffffff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1.76pt solid #000000" fo:background-color="#3333ff" style:text-align-source="fix" style:repeat-content="false" fo:border-left="0.51pt solid #000000" fo:border-right="1.76pt solid #000000" style:shadow="none" fo:border-top="1.76pt solid #000000"/>
      <style:paragraph-properties fo:text-align="center" fo:margin-left="0pt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Componente</text:p>
          </table:table-cell>
          <table:table-cell table:style-name="ce3" office:value-type="string" calcext:value-type="string">
            <text:p>Funcionalidade</text:p>
          </table:table-cell>
          <table:table-cell table:style-name="ce3" office:value-type="string" calcext:value-type="string">
            <text:p>Passo-a-Passo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Status</text:p>
          </table:table-cell>
          <table:table-cell table:style-name="ce5" office:value-type="string" calcext:value-type="string">
            <text:p>Comentário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mpregado</text:p>
          </table:table-cell>
          <table:table-cell office:value-type="string" calcext:value-type="string">
            <text:p>Guardar informações sobre nome, idade, data de nascimento, CPF, número de identificação da</text:p>
            <text:p>empresa, salário, data de entrada a empresa, setor a que pertence e cargo</text:p>
          </table:table-cell>
          <table:table-cell office:value-type="string" calcext:value-type="string">
            <text:p>inserir as informações ao construtor de Empregado, e checar o “getter” de cada campo e garantir que a informação está lá</text:p>
          </table:table-cell>
          <table:table-cell office:value-type="string" calcext:value-type="string">
            <text:p>que a mesma informação inserida no construtor seja retornada pelo “getter”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mpregado</text:p>
          </table:table-cell>
          <table:table-cell office:value-type="string" calcext:value-type="string">
            <text:p>Deve-se poder, por meio de “setters”, modificar nome, idade, data de nascimento, CPF, número de identificação da</text:p>
            <text:p>empresa, salário, data de entrada a empresa, setor a que pertence e cargo</text:p>
          </table:table-cell>
          <table:table-cell office:value-type="string" calcext:value-type="string">
            <text:p>chamar os “setters” de um Empregado, e em seguida checar, por meio dos “getters”, que as informações mudaram</text:p>
          </table:table-cell>
          <table:table-cell office:value-type="string" calcext:value-type="string">
            <text:p>que a mesma informação inserida no “setter” seja retornada pelo “getter”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mpregado</text:p>
          </table:table-cell>
          <table:table-cell office:value-type="string" calcext:value-type="string">
            <text:p>Promover um empregado</text:p>
          </table:table-cell>
          <table:table-cell office:value-type="string" calcext:value-type="string">
            <text:p>chamar o método promover() de Empregado, e checar seu getter do cargo</text:p>
          </table:table-cell>
          <table:table-cell office:value-type="string" calcext:value-type="string">
            <text:p>o cargo do empregado deve ter subido em 1 nível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mpregado (Diretor)</text:p>
          </table:table-cell>
          <table:table-cell office:value-type="string" calcext:value-type="string">
            <text:p>Dar um bonus a um diretor.</text:p>
          </table:table-cell>
          <table:table-cell office:value-type="string" calcext:value-type="string">
            <text:p>chamar o método bonus() de um Empregado, e checar o resultado</text:p>
          </table:table-cell>
          <table:table-cell office:value-type="string" calcext:value-type="string">
            <text:p>o método deve resolver normalmente se o Empregado for um diretor, e mandar uma exceção se não for um diretor</text:p>
          </table:table-cell>
          <table:table-cell table:number-columns-repeated="3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Demitir um Empregado</text:p>
          </table:table-cell>
          <table:table-cell office:value-type="string" calcext:value-type="string">
            <text:p>Chamar o método demitir() de um Setor, com o id do empregado a ser demitido, e checar o vetor de empregados depois de resolvido o método</text:p>
          </table:table-cell>
          <table:table-cell office:value-type="string" calcext:value-type="string">
            <text:p>uma exceção deve ser jogada se o id for inválido, e se for válido o Empregado deve ter sido removido do vetor de empregados do Se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 table:number-rows-repeated="4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6:52:46.093818870</meta:creation-date>
    <dc:date>2018-09-27T20:32:59.015124478</dc:date>
    <meta:editing-duration>PT1H38M19S</meta:editing-duration>
    <meta:editing-cycles>3</meta:editing-cycles>
    <meta:generator>LibreOffice/5.1.6.2$Linux_X86_64 LibreOffice_project/10m0$Build-2</meta:generator>
    <meta:document-statistic meta:table-count="1" meta:cell-count="32" meta:object-count="0"/>
  </office:meta>
</office:document-meta>
</file>